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ssion:</text:p>
      <text:p text:style-name="Standard"/>
      <text:p text:style-name="Standard">Provide an easy to use, and easy to maintain complete search system that is free and open source.</text:p>
      <text:p text:style-name="Standard"/>
      <text:p text:style-name="Standard">Ease of Use</text:p>
      <text:list xml:id="list1063173792" text:style-name="L1">
        <text:list-item>
          <text:p text:style-name="P1">Installer</text:p>
        </text:list-item>
        <text:list-item>
          <text:p text:style-name="P1">Control Console</text:p>
        </text:list-item>
        <text:list-item>
          <text:p text:style-name="P1">Schema Editor</text:p>
        </text:list-item>
        <text:list-item>
          <text:p text:style-name="P1">Master/Slave configuration </text:p>
        </text:list-item>
        <text:list-item>
          <text:p text:style-name="P1">AWS instance spin-up</text:p>
        </text:list-item>
        <text:list-item>
          <text:p text:style-name="P1">Easy crypto key installation for https.</text:p>
        </text:list-item>
        <text:list-item>
          <text:p text:style-name="P1">Sensible &amp; Consistent defaults, but fully customizable.</text:p>
        </text:list-item>
      </text:list>
      <text:p text:style-name="Standard"/>
      <text:p text:style-name="Standard">Ease of Maintenance</text:p>
      <text:list xml:id="list1982333532" text:style-name="L2">
        <text:list-item>
          <text:p text:style-name="P2">Control Console</text:p>
        </text:list-item>
        <text:list-item>
          <text:p text:style-name="P2">Backup Storage of all Indexed Documents to facilitate fast re-indexing</text:p>
        </text:list-item>
        <text:list-item>
          <text:p text:style-name="P2">Live Schema changes</text:p>
        </text:list-item>
        <text:list-item>
          <text:p text:style-name="P2">Live Shard creation/merging/migration</text:p>
        </text:list-item>
        <text:list-item>
          <text:p text:style-name="P2">Partial update of records (from user perspective)</text:p>
        </text:list-item>
        <text:list-item>
          <text:p text:style-name="P2">Undelete for fat-finger recovery.</text:p>
        </text:list-item>
        <text:list-item>
          <text:p text:style-name="P2">Obliterate for sensitive data removal.</text:p>
        </text:list-item>
      </text:list>
      <text:p text:style-name="Standard"/>
      <text:p text:style-name="Standard">Complete</text:p>
      <text:list xml:id="list1453173502" text:continue-list="list1063173792" text:style-name="L1">
        <text:list-item>
          <text:p text:style-name="P1">Ingestion Pipeline</text:p>
        </text:list-item>
        <text:list-item>
          <text:p text:style-name="P1">https among all components by default</text:p>
        </text:list-item>
        <text:list-item>
          <text:p text:style-name="P1">Connectors for File/Web/DB/Sharepoint/SVN/Git &amp; others</text:p>
        </text:list-item>
      </text:list>
      <text:p text:style-name="Standard"/>
      <text:p text:style-name="Standard"/>
      <text:p text:style-name="Standard"/>
      <text:p text:style-name="Standard"/>
      <text:p text:style-name="Standard">System Installation</text:p>
      <text:p text:style-name="Standard"/>
      <text:p text:style-name="Standard">pre-requisites: Gradle 1.5 Installed.</text:p>
      <text:p text:style-name="Standard"/>
      <text:list xml:id="list1453442658" text:style-name="L3">
        <text:list-item>
          <text:p text:style-name="P3">Single, small jar downloaded. (solrsystem.jar)</text:p>
        </text:list-item>
        <text:list-item>
          <text:p text:style-name="P3">java -jar solrsystem.jar as root</text:p>
        </text:list-item>
        <text:list-item>
          <text:p text:style-name="P3">Runs a main class that:</text:p>
          <text:list>
            <text:list-item>
              <text:p text:style-name="P3">Creates the directory solrsystem</text:p>
            </text:list-item>
            <text:list-item>
              <text:p text:style-name="P3">sets the user.home to the newly created directory</text:p>
            </text:list-item>
            <text:list-item>
              <text:p text:style-name="P3">Writes out a gradle script to download tomcat and it's dependencies.</text:p>
            </text:list-item>
            <text:list-item>
              <text:p text:style-name="P3">Instantiates gradle</text:p>
            </text:list-item>
            <text:list-item>
              <text:p text:style-name="P3">Invokes the script causing the required jars to be downloaded from MavenCentrel etc.</text:p>
            </text:list-item>
            <text:list-item>
              <text:p text:style-name="P3">Creates a class loader, and loads Tomcat</text:p>
            </text:list-item>
            <text:list-item>
              <text:p text:style-name="P3">Installs SolrSystem into tomcat (control app) </text:p>
            </text:list-item>
            <text:list-item>
              <text:p text:style-name="P3">Starts tomcat</text:p>
            </text:list-item>
            <text:list-item>
              <text:p text:style-name="P3">User opens web browser to port 8080 for setup</text:p>
            </text:list-item>
            <text:list-item>
              <text:p text:style-name="P3"/>
            </text:list-item>
            <text:list-item>
              <text:p text:style-name="P3">Generate/install ssl keys if desired</text:p>
            </text:list-item>
            <text:list-item>
              <text:p text:style-name="P3"><text:soft-page-break/>Choose local or remote solr</text:p>
              <text:list>
                <text:list-item>
                  <text:p text:style-name="P3">Key config for solr entered (including port) and written. </text:p>
                </text:list-item>
                <text:list-item>
                  <text:p text:style-name="P3">Data directory initialized.</text:p>
                </text:list-item>
              </text:list>
            </text:list-item>
            <text:list-item>
              <text:p text:style-name="P3">Choose local or remote pipeline</text:p>
              <text:list>
                <text:list-item>
                  <text:p text:style-name="P3">Setup pipeline system locally if desired.</text:p>
                </text:list-item>
              </text:list>
            </text:list-item>
            <text:list-item>
              <text:p text:style-name="P3">SysV Init script written (someone else can do windows support).</text:p>
            </text:list-item>
            <text:list-item>
              <text:p text:style-name="P3">SolrSystem Config written (presence of this prevents config from running)</text:p>
            </text:list-item>
            <text:list-item>
              <text:p text:style-name="P3">Gradle script written out to reflect dependencies from selections above.</text:p>
            </text:list-item>
            <text:list-item>
              <text:p text:style-name="P3">Gradle invoked to download dependencies.</text:p>
            </text:list-item>
            <text:list-item>
              <text:p text:style-name="P3">Tomcat stopped, restarted on configured port, </text:p>
              <text:list>
                <text:list-item>
                  <text:p text:style-name="P3">/solr – Solr search (if installed local)</text:p>
                </text:list-item>
                <text:list-item>
                  <text:p text:style-name="P3">/panel – Monitoring panel (if installed local)</text:p>
                </text:list-item>
                <text:list-item>
                  <text:p text:style-name="P3">/pipes – pipeline system (if installed local)</text:p>
                </text:list-item>
              </text:list>
            </text:list-item>
          </text:list>
        </text:list-item>
      </text:list>
      <text:p text:style-name="Standard"/>
      <text:p text:style-name="Standard">Any or all of these systems can be installed on separate machines, and eventually solr cloud setups will be supported too. The deployment for each machine will be a matter of running the same jar. </text:p>
      <text:p text:style-name="Standard"/>
      <text:p text:style-name="Standard">Information about existing parts can be obtained during the subsequent installations if the /panel app is already installed and the machine is on the same local network. </text:p>
      <text:p text:style-name="Standard"/>
      <text:p text:style-name="Standard"/>
      <text:p text:style-name="Standard">System Install and management Test Cases: (all installs include self signed https by default).</text:p>
      <text:p text:style-name="Standard"/>
      <text:list xml:id="list237381203" text:style-name="L4">
        <text:list-item>
          <text:p text:style-name="P4">Install Panel, Solr on one machine, cloud or local</text:p>
        </text:list-item>
        <text:list-item>
          <text:p text:style-name="P4">Install Panel, Solr, Pipes on one machine</text:p>
        </text:list-item>
        <text:list-item>
          <text:p text:style-name="P4">Install Panel, Pipes on one machine, Solr On Another on local network</text:p>
        </text:list-item>
        <text:list-item>
          <text:p text:style-name="P4">Install Panel, Pipes locally, Solr on cloud</text:p>
        </text:list-item>
        <text:list-item>
          <text:p text:style-name="P4">Install Panel, Pipes locally, Solr Shards on cloud</text:p>
        </text:list-item>
        <text:list-item>
          <text:p text:style-name="P4">Install Panel, Pipes locally, and SolrCloud on cloud.</text:p>
        </text:list-item>
        <text:list-item>
          <text:p text:style-name="P4">Install Panel, Pipes, Solr on separate cloud instances cloud</text:p>
        </text:list-item>
        <text:list-item>
          <text:p text:style-name="P4">Install Panel locally Pipes on VPN to cloud, Solr on regular cloud.</text:p>
        </text:list-item>
        <text:list-item>
          <text:p text:style-name="P4">Install including panel uses LDAP/OAuth to authenticate panel access</text:p>
        </text:list-item>
        <text:list-item>
          <text:p text:style-name="P4">Install Including pipes Uses LDAP/OAuth defined user for connections</text:p>
        </text:list-item>
        <text:list-item>
          <text:p text:style-name="P4">Install where Solr requires valid LDAP/OAuth user for login.</text:p>
        </text:list-item>
        <text:list-item>
          <text:p text:style-name="P4">Revocation of Oauth tokens via Panel.</text:p>
        </text:list-item>
        <text:list-item>
          <text:p text:style-name="P4">Revocation of Oauth tokens via LDAP.</text:p>
        </text:list-item>
        <text:list-item>
          <text:p text:style-name="P4">Install using Verisign cert rather than self signed.</text:p>
        </text:list-item>
        <text:list-item>
          <text:p text:style-name="P4">Split index into shards, spin up new shard.</text:p>
        </text:list-item>
        <text:list-item>
          <text:p text:style-name="P4">Memory, Processor Utilization monitoring</text:p>
        </text:list-item>
      </text:list>
      <text:p text:style-name="Standard"/>
      <text:p text:style-name="Standard">Pipes Use cases</text:p>
      <text:list xml:id="list678776419" text:style-name="L5">
        <text:list-item>
          <text:p text:style-name="P5">Scan a drive, Ingest .txt file, Submit to Solr</text:p>
        </text:list-item>
        <text:list-item>
          <text:p text:style-name="P5">Fault tolerance</text:p>
        </text:list-item>
        <text:list-item>
          <text:p text:style-name="P5">Case 2 for </text:p>
          <text:list>
            <text:list-item>
              <text:p text:style-name="P5">PDF</text:p>
            </text:list-item>
            <text:list-item>
              <text:p text:style-name="P5">Word doc</text:p>
            </text:list-item>
            <text:list-item>
              <text:p text:style-name="P5">Html doc</text:p>
            </text:list-item>
          </text:list>
        </text:list-item>
        <text:list-item>
          <text:p text:style-name="P5">Crawl a Site, Submit pages to Solr</text:p>
        </text:list-item>
        <text:list-item>
          <text:p text:style-name="P5">Xpath Segment</text:p>
        </text:list-item>
        <text:list-item>
          <text:p text:style-name="P5"><text:soft-page-break/>AddField Segment</text:p>
        </text:list-item>
        <text:list-item>
          <text:p text:style-name="P5">Merge Field segment</text:p>
        </text:list-item>
        <text:list-item>
          <text:p text:style-name="P5">Various other segments</text:p>
        </text:list-item>
        <text:list-item>
          <text:p text:style-name="P5">Scan/crawl on a chron schecule</text:p>
        </text:list-item>
        <text:list-item>
          <text:p text:style-name="P5">Crawl a Git Repo - Head</text:p>
        </text:list-item>
        <text:list-item>
          <text:p text:style-name="P5">Crawl a DB table</text:p>
        </text:list-item>
        <text:list-item>
          <text:p text:style-name="P5">Crawl a Mongo DB document store</text:p>
        </text:list-item>
        <text:list-item>
          <text:p text:style-name="P5">Crawl a Sharepoint Instance.</text:p>
        </text:list-item>
        <text:list-item>
          <text:p text:style-name="P5">Crawl an SVN repo – Head.</text:p>
        </text:list-item>
        <text:list-item>
          <text:p text:style-name="P5">Crawl full history of SVN or GIT repo.</text:p>
        </text:list-item>
        <text:list-item>
          <text:p text:style-name="P5">Crawl Other Document stores (Documentum, Drupal)</text:p>
        </text:list-item>
        <text:list-item>
          <text:p text:style-name="P5">Documents discovered in crawl added to local GitRepo to enable reconstitution of Index,</text:p>
          <text:list>
            <text:list-header>
              <text:p text:style-name="P5"/>
            </text:list-header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s Heck</meta:initial-creator>
    <meta:creation-date>2013-04-02T12:25:36</meta:creation-date>
    <dc:date>2013-05-23T20:33:34</dc:date>
    <dc:creator>Gus Heck</dc:creator>
    <meta:editing-duration>P1DT9H19M6S</meta:editing-duration>
    <meta:editing-cycles>5</meta:editing-cycles>
    <meta:generator>OpenOffice.org/3.3$Unix OpenOffice.org_project/330m20$Build-9567</meta:generator>
    <meta:document-statistic meta:table-count="0" meta:image-count="0" meta:object-count="0" meta:page-count="3" meta:paragraph-count="90" meta:word-count="656" meta:character-count="3885"/>
  </office:meta>
</office:document-meta>
</file>